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E000000AE3670AC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224db6" officeooo:paragraph-rsid="00224db6"/>
    </style:style>
    <style:style style:name="P2"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P4" style:family="paragraph" style:parent-style-name="Standard" style:list-style-name="WWNum3">
      <style:paragraph-properties fo:margin-top="0cm" fo:margin-bottom="0cm" style:contextual-spacing="true" fo:line-height="150%"/>
      <style:text-properties style:font-name="Garamond" fo:language="en" fo:country="US" fo:font-weight="bold" style:letter-kerning="false" style:font-name-asian="Times New Roman" style:font-weight-asian="bold" style:font-name-complex="Arial1" style:font-weight-complex="bold"/>
    </style:style>
    <style:style style:name="P5" style:family="paragraph" style:parent-style-name="Standard" style:list-style-name="WWNum3">
      <style:paragraph-properties fo:margin-top="0cm" fo:margin-bottom="0cm" style:contextual-spacing="true" fo:line-height="150%"/>
      <style:text-properties style:font-name="Garamond" fo:language="en" fo:country="US" fo:font-weight="bold" officeooo:paragraph-rsid="00294586" style:letter-kerning="false" style:font-name-asian="Times New Roman" style:font-weight-asian="bold" style:font-name-complex="Arial1" style:font-weight-complex="bold"/>
    </style:style>
    <style:style style:name="P6" style:family="paragraph" style:parent-style-name="Standard" style:list-style-name="WWNum1">
      <style:paragraph-properties fo:margin-top="0cm" fo:margin-bottom="0cm" style:contextual-spacing="false" fo:line-height="150%" fo:text-align="justify" style:justify-single-word="false">
        <style:tab-stops>
          <style:tab-stop style:position="1.905cm"/>
        </style:tab-stops>
      </style:paragraph-properties>
      <style:text-properties style:font-name="Garamond" fo:language="en" fo:country="US" fo:font-weight="bold" style:letter-kerning="false" style:font-name-asian="Times New Roman" style:font-weight-asian="bold" style:font-name-complex="Arial1" style:font-weight-complex="bold"/>
    </style:style>
    <style:style style:name="P7" style:family="paragraph" style:parent-style-name="Standard">
      <style:paragraph-properties fo:margin-top="0cm" fo:margin-bottom="0.353cm" style:contextual-spacing="false" fo:line-height="150%" fo:text-align="justify" style:justify-single-word="false"/>
      <style:text-properties style:font-name="Garamond" fo:language="en" fo:country="US" fo:font-weight="bold" style:letter-kerning="false" style:font-name-asian="Times New Roman" style:font-weight-asian="bold" style:font-name-complex="Arial1" style:font-weight-complex="bold"/>
    </style:style>
    <style:style style:name="P8" style:family="paragraph" style:parent-style-name="Standard">
      <style:paragraph-properties fo:margin-top="0cm" fo:margin-bottom="0cm" style:contextual-spacing="true" fo:line-height="150%"/>
      <style:text-properties style:font-name="Garamond" fo:language="en" fo:country="US" fo:font-weight="bold" style:letter-kerning="false" style:font-name-asian="Times New Roman" style:font-weight-asian="bold" style:font-name-complex="Arial1" style:font-weight-complex="bold"/>
    </style:style>
    <style:style style:name="P9" style:family="paragraph" style:parent-style-name="Standard" style:list-style-name="WWNum2">
      <style:paragraph-properties fo:margin-top="0cm" fo:margin-bottom="0cm" style:contextual-spacing="false" fo:line-height="150%"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10" style:family="paragraph" style:parent-style-name="Standard">
      <style:paragraph-properties fo:margin-top="0cm" fo:margin-bottom="0cm" style:contextual-spacing="false" fo:line-height="150%"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11" style:family="paragraph" style:parent-style-name="Standard">
      <style:paragraph-properties fo:margin-left="1.905cm" fo:margin-top="0cm" fo:margin-bottom="0cm" style:contextual-spacing="false" fo:line-height="150%" fo:text-align="justify" style:justify-single-word="false"/>
      <style:text-properties style:font-name="Garamond" fo:language="en" fo:country="US" officeooo:rsid="001c2670" officeooo:paragraph-rsid="001c2670" style:letter-kerning="false" style:font-name-asian="Times New Roman" style:font-name-complex="Arial1"/>
    </style:style>
    <style:style style:name="P12" style:family="paragraph" style:parent-style-name="Standard">
      <style:paragraph-properties fo:margin-left="1.905cm" fo:margin-top="0cm" fo:margin-bottom="0cm" style:contextual-spacing="false" fo:line-height="150%" fo:text-align="justify" style:justify-single-word="false"/>
      <style:text-properties style:font-name="Garamond" fo:language="en" fo:country="US" officeooo:rsid="0028416e" officeooo:paragraph-rsid="0028416e" style:letter-kerning="false" style:font-name-asian="Times New Roman" style:font-name-complex="Arial1"/>
    </style:style>
    <style:style style:name="P13" style:family="paragraph" style:parent-style-name="Standard" style:list-style-name="WWNum1">
      <style:paragraph-properties fo:margin-top="0cm" fo:margin-bottom="0cm" style:contextual-spacing="false" fo:line-height="150%" fo:text-align="justify" style:justify-single-word="false">
        <style:tab-stops>
          <style:tab-stop style:position="1.905cm"/>
        </style:tab-stops>
      </style:paragraph-properties>
      <style:text-properties style:font-name="Garamond" fo:language="en" fo:country="US" officeooo:paragraph-rsid="00294586" style:letter-kerning="false" style:font-name-asian="Times New Roman" style:font-name-complex="Arial1"/>
    </style:style>
    <style:style style:name="P14" style:family="paragraph" style:parent-style-name="Standard" style:list-style-name="WWNum2">
      <style:paragraph-properties fo:margin-top="0cm" fo:margin-bottom="0cm" style:contextual-spacing="false" fo:line-height="150%" fo:text-align="justify" style:justify-single-word="false"/>
      <style:text-properties style:font-name="Garamond" fo:language="en" fo:country="US" officeooo:paragraph-rsid="001c2670" style:letter-kerning="false" style:font-name-asian="Times New Roman" style:font-name-complex="Arial1"/>
    </style:style>
    <style:style style:name="P15" style:family="paragraph" style:parent-style-name="Standard" style:list-style-name="WWNum2">
      <style:paragraph-properties fo:margin-top="0cm" fo:margin-bottom="0cm" style:contextual-spacing="false" fo:line-height="150%" fo:text-align="justify" style:justify-single-word="false"/>
      <style:text-properties style:font-name="Garamond" fo:language="en" fo:country="US" style:letter-kerning="false" style:font-name-asian="Times New Roman" style:font-name-complex="Arial1"/>
    </style:style>
    <style:style style:name="P16" style:family="paragraph" style:parent-style-name="Standard">
      <style:paragraph-properties fo:margin-left="1.905cm" fo:margin-top="0cm" fo:margin-bottom="0cm" style:contextual-spacing="false" fo:line-height="150%"/>
      <style:text-properties style:font-name="Garamond" fo:language="en" fo:country="US" style:letter-kerning="false" style:font-name-asian="Times New Roman" style:font-name-complex="Arial1"/>
    </style:style>
    <style:style style:name="P17" style:family="paragraph" style:parent-style-name="Standard" style:list-style-name="WWNum1">
      <style:paragraph-properties fo:margin-top="0cm" fo:margin-bottom="0cm" style:contextual-spacing="false" fo:line-height="150%"/>
      <style:text-properties style:font-name="Garamond" fo:language="en" fo:country="US" style:letter-kerning="false" style:font-name-asian="Times New Roman" style:font-name-complex="Arial1"/>
    </style:style>
    <style:style style:name="P18" style:family="paragraph" style:parent-style-name="Standard" style:list-style-name="WWNum1">
      <style:paragraph-properties fo:margin-top="0cm" fo:margin-bottom="0cm" style:contextual-spacing="false" fo:line-height="150%" fo:text-align="justify" style:justify-single-word="false">
        <style:tab-stops>
          <style:tab-stop style:position="1.905cm"/>
        </style:tab-stops>
      </style:paragraph-properties>
      <style:text-properties style:font-name="Garamond" fo:language="en" fo:country="US" fo:font-weight="normal" officeooo:rsid="00236800" officeooo:paragraph-rsid="00236800" style:letter-kerning="false" style:font-name-asian="Times New Roman" style:font-weight-asian="normal" style:font-name-complex="Arial1" style:font-weight-complex="normal"/>
    </style:style>
    <style:style style:name="P19" style:family="paragraph" style:parent-style-name="Standard">
      <style:paragraph-properties fo:margin-left="1.27cm" fo:margin-top="0cm" fo:margin-bottom="0.353cm" style:contextual-spacing="false" fo:line-height="150%" fo:text-align="justify" style:justify-single-word="false" fo:text-indent="-1.27cm" style:auto-text-indent="false"/>
      <style:text-properties style:font-name="Garamond" fo:language="en" fo:country="US" fo:font-weight="normal" style:letter-kerning="false" style:font-name-asian="Times New Roman" style:font-weight-asian="normal" style:font-name-complex="Arial1" style:font-weight-complex="normal"/>
    </style:style>
    <style:style style:name="P20" style:family="paragraph" style:parent-style-name="Standard" style:list-style-name="WWNum2">
      <style:paragraph-properties fo:margin-left="3.175cm" fo:margin-top="0cm" fo:margin-bottom="0cm" style:contextual-spacing="false" fo:line-height="150%" fo:text-align="justify" style:justify-single-word="false" fo:text-indent="-1.905cm" style:auto-text-indent="false">
        <style:tab-stops>
          <style:tab-stop style:position="1.905cm"/>
        </style:tab-stops>
      </style:paragraph-properties>
      <style:text-properties style:font-name="Garamond" fo:language="en" fo:country="US" fo:font-weight="normal" style:letter-kerning="false" style:font-name-asian="Times New Roman" style:font-weight-asian="normal" style:font-name-complex="Arial1" style:font-weight-complex="normal"/>
    </style:style>
    <style:style style:name="P21" style:family="paragraph" style:parent-style-name="Standard">
      <style:paragraph-properties fo:margin-left="3.175cm" fo:margin-top="0cm" fo:margin-bottom="0cm" style:contextual-spacing="false" fo:line-height="150%" fo:text-align="justify" style:justify-single-word="false"/>
      <style:text-properties style:font-name="Garamond" fo:language="en" fo:country="US" fo:font-weight="normal" style:letter-kerning="false" style:font-name-asian="Times New Roman" style:font-weight-asian="normal" style:font-name-complex="Arial1" style:font-weight-complex="normal"/>
    </style:style>
    <style:style style:name="P22" style:family="paragraph" style:parent-style-name="Standard">
      <style:paragraph-properties fo:line-height="150%" fo:text-align="justify" style:justify-single-word="false"/>
      <style:text-properties style:font-name="Garamond" fo:font-size="12pt" fo:font-weight="bold" style:font-size-asian="12pt" style:font-weight-asian="bold" style:font-size-complex="12pt" style:font-weight-complex="bold"/>
    </style:style>
    <style:style style:name="P23" style:family="paragraph" style:parent-style-name="Standard">
      <style:paragraph-properties fo:margin-top="0cm" fo:margin-bottom="0cm" style:contextual-spacing="false" fo:line-height="100%" fo:text-align="center"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cm" fo:margin-bottom="0cm" style:contextual-spacing="true" fo:line-height="150%" fo:text-align="justify" style:justify-single-word="false"/>
      <style:text-properties officeooo:rsid="001c2670" officeooo:paragraph-rsid="001c2670"/>
    </style:style>
    <style:style style:name="P26" style:family="paragraph" style:parent-style-name="Standard" style:list-style-name="WWNum3">
      <style:paragraph-properties fo:margin-top="0cm" fo:margin-bottom="0cm" style:contextual-spacing="true" fo:line-height="150%"/>
      <style:text-properties fo:font-weight="bold" officeooo:paragraph-rsid="0026d187" style:font-weight-asian="bold" style:font-weight-complex="bold"/>
    </style:style>
    <style:style style:name="P27" style:family="paragraph" style:parent-style-name="Standard">
      <style:paragraph-properties fo:margin-top="0cm" fo:margin-bottom="0cm" style:contextual-spacing="true" fo:line-height="150%" fo:text-align="justify" style:justify-single-word="false"/>
    </style:style>
    <style:style style:name="P28" style:family="paragraph" style:parent-style-name="Standard" style:list-style-name="WWNum4">
      <style:paragraph-properties fo:margin-top="0cm" fo:margin-bottom="0cm" style:contextual-spacing="false" fo:line-height="150%" fo:text-align="justify" style:justify-single-word="false"/>
    </style:style>
    <style:style style:name="P29" style:family="paragraph" style:parent-style-name="Standard" style:list-style-name="WWNum4">
      <style:paragraph-properties fo:margin-top="0cm" fo:margin-bottom="0cm" style:contextual-spacing="false" fo:line-height="150%" fo:text-align="justify" style:justify-single-word="false"/>
      <style:text-properties officeooo:paragraph-rsid="00294586"/>
    </style:style>
    <style:style style:name="P30" style:family="paragraph" style:parent-style-name="Standard">
      <style:paragraph-properties fo:margin-top="0cm" fo:margin-bottom="0cm" style:contextual-spacing="false" fo:line-height="150%" fo:text-align="justify" style:justify-single-word="false"/>
    </style:style>
    <style:style style:name="P31" style:family="paragraph" style:parent-style-name="Standard" style:list-style-name="WWNum1">
      <style:paragraph-properties fo:margin-top="0cm" fo:margin-bottom="0cm" style:contextual-spacing="false" fo:line-height="150%" fo:text-align="justify" style:justify-single-word="false">
        <style:tab-stops>
          <style:tab-stop style:position="1.905cm"/>
        </style:tab-stops>
      </style:paragraph-properties>
    </style:style>
    <style:style style:name="P32" style:family="paragraph" style:parent-style-name="Standard">
      <style:paragraph-properties fo:margin-top="0cm" fo:margin-bottom="0.353cm" style:contextual-spacing="false" fo:line-height="150%" fo:text-align="justify" style:justify-single-word="false"/>
    </style:style>
    <style:style style:name="P33" style:family="paragraph" style:parent-style-name="Standard">
      <style:paragraph-properties fo:margin-top="0cm" fo:margin-bottom="0cm" style:contextual-spacing="true" fo:line-height="150%"/>
    </style:style>
    <style:style style:name="P34" style:family="paragraph" style:parent-style-name="Standard" style:list-style-name="WWNum3">
      <style:paragraph-properties fo:margin-top="0cm" fo:margin-bottom="0cm" style:contextual-spacing="true" fo:line-height="150%"/>
      <style:text-properties officeooo:paragraph-rsid="0026d187"/>
    </style:style>
    <style:style style:name="P35" style:family="paragraph" style:parent-style-name="Standard" style:list-style-name="WWNum3">
      <style:paragraph-properties fo:margin-top="0cm" fo:margin-bottom="0cm" style:contextual-spacing="true" fo:line-height="150%"/>
      <style:text-properties officeooo:paragraph-rsid="002b72cd"/>
    </style:style>
    <style:style style:name="P36" style:family="paragraph" style:parent-style-name="Standard">
      <style:paragraph-properties fo:margin-top="0cm" fo:margin-bottom="0cm" style:contextual-spacing="false" fo:line-height="150%"/>
    </style:style>
    <style:style style:name="P37" style:family="paragraph" style:parent-style-name="Standard" style:list-style-name="WWNum1">
      <style:paragraph-properties fo:margin-top="0cm" fo:margin-bottom="0cm" style:contextual-spacing="false" fo:line-height="150%"/>
    </style:style>
    <style:style style:name="P38" style:family="paragraph" style:parent-style-name="Standard">
      <style:paragraph-properties fo:margin-top="0cm" fo:margin-bottom="0.353cm" style:contextual-spacing="false" fo:line-height="150%"/>
      <style:text-properties style:font-name="Arial" fo:language="en" fo:country="US" style:letter-kerning="false" style:font-name-asian="Times New Roman" style:font-name-complex="Arial1"/>
    </style:style>
    <style:style style:name="T1" style:family="text">
      <style:text-properties style:font-name="Garamond" style:font-name-asian="Times New Roman" style:font-name-complex="Times New Roman"/>
    </style:style>
    <style:style style:name="T2" style:family="text">
      <style:text-properties style:font-name="Garamond" style:font-name-asian="Times New Roman" style:font-name-complex="Arial1"/>
    </style:style>
    <style:style style:name="T3" style:family="text">
      <style:text-properties style:font-name="Garamond" fo:font-weight="bold" style:font-name-asian="Times New Roman" style:font-weight-asian="bold" style:font-name-complex="Arial1"/>
    </style:style>
    <style:style style:name="T4" style:family="text">
      <style:text-properties style:font-name="Garamond" fo:font-size="9pt" style:font-name-asian="Times New Roman" style:font-size-asian="9pt" style:font-name-complex="Arial1" style:font-size-complex="9pt"/>
    </style:style>
    <style:style style:name="T5" style:family="text">
      <style:text-properties style:font-name="Garamond" fo:font-size="8pt" style:font-name-asian="Times New Roman" style:font-size-asian="8pt" style:font-name-complex="Arial1" style:font-size-complex="8pt"/>
    </style:style>
    <style:style style:name="T6" style:family="text">
      <style:text-properties style:font-name="Garamond" fo:language="en" fo:country="US" style:letter-kerning="false" style:font-name-asian="Times New Roman" style:font-name-complex="Arial1"/>
    </style:style>
    <style:style style:name="T7" style:family="text">
      <style:text-properties style:font-name="Garamond" fo:language="en" fo:country="US" officeooo:rsid="001a0dd4" style:letter-kerning="false" style:font-name-asian="Times New Roman" style:font-name-complex="Arial1"/>
    </style:style>
    <style:style style:name="T8" style:family="text">
      <style:text-properties style:font-name="Garamond" fo:language="en" fo:country="US" officeooo:rsid="00224db6" style:letter-kerning="false" style:font-name-asian="Times New Roman" style:font-name-complex="Arial1"/>
    </style:style>
    <style:style style:name="T9" style:family="text">
      <style:text-properties style:font-name="Garamond" fo:language="en" fo:country="US" officeooo:rsid="00236800" style:letter-kerning="false" style:font-name-asian="Times New Roman" style:font-name-complex="Arial1"/>
    </style:style>
    <style:style style:name="T10" style:family="text">
      <style:text-properties style:font-name="Garamond" fo:language="en" fo:country="US" officeooo:rsid="0028416e" style:letter-kerning="false" style:font-name-asian="Times New Roman" style:font-name-complex="Arial1"/>
    </style:style>
    <style:style style:name="T11" style:family="text">
      <style:text-properties style:font-name="Garamond" fo:language="en" fo:country="US" officeooo:rsid="00294586" style:letter-kerning="false" style:font-name-asian="Times New Roman" style:font-name-complex="Arial1"/>
    </style:style>
    <style:style style:name="T12" style:family="text">
      <style:text-properties style:font-name="Garamond" fo:language="en" fo:country="US" style:text-underline-style="solid" style:text-underline-width="auto" style:text-underline-color="font-color" style:letter-kerning="false" style:font-name-asian="Times New Roman" style:font-name-complex="Arial1"/>
    </style:style>
    <style:style style:name="T13" style:family="text">
      <style:text-properties style:font-name="Garamond" fo:language="en" fo:country="US" style:text-underline-style="solid" style:text-underline-width="auto" style:text-underline-color="font-color" officeooo:rsid="001a0dd4" style:letter-kerning="false" style:font-name-asian="Times New Roman" style:font-name-complex="Arial1"/>
    </style:style>
    <style:style style:name="T14" style:family="text">
      <style:text-properties style:font-name="Garamond" fo:language="en" fo:country="US" style:text-underline-style="solid" style:text-underline-width="auto" style:text-underline-color="font-color" fo:font-weight="bold" style:letter-kerning="false" style:font-name-asian="Times New Roman" style:font-weight-asian="bold" style:font-name-complex="Arial1" style:font-weight-complex="bold"/>
    </style:style>
    <style:style style:name="T15" style:family="text">
      <style:text-properties style:font-name="Garamond" fo:language="en" fo:country="US" style:text-underline-style="solid" style:text-underline-width="auto" style:text-underline-color="font-color" fo:font-weight="bold" officeooo:rsid="001a17a9" style:letter-kerning="false" style:font-name-asian="Times New Roman" style:font-weight-asian="bold" style:font-name-complex="Arial1" style:font-weight-complex="bold"/>
    </style:style>
    <style:style style:name="T16" style:family="text">
      <style:text-properties style:font-name="Garamond" fo:language="en" fo:country="US" style:text-underline-style="solid" style:text-underline-width="auto" style:text-underline-color="font-color" fo:font-weight="bold" officeooo:rsid="001a0dd4" style:letter-kerning="false" style:font-name-asian="Times New Roman" style:font-weight-asian="bold" style:font-name-complex="Arial1" style:font-weight-complex="bold"/>
    </style:style>
    <style:style style:name="T17" style:family="text">
      <style:text-properties style:font-name="Garamond" fo:language="en" fo:country="US" fo:font-weight="bold" style:letter-kerning="false" style:font-name-asian="Times New Roman" style:font-weight-asian="bold" style:font-name-complex="Arial1" style:font-weight-complex="bold"/>
    </style:style>
    <style:style style:name="T18" style:family="text">
      <style:text-properties style:font-name="Garamond" fo:language="en" fo:country="US" fo:font-weight="bold" officeooo:rsid="00224db6" style:letter-kerning="false" style:font-name-asian="Times New Roman" style:font-weight-asian="bold" style:font-name-complex="Arial1" style:font-weight-complex="bold"/>
    </style:style>
    <style:style style:name="T19" style:family="text">
      <style:text-properties style:font-name="Garamond" fo:language="en" fo:country="US" fo:font-weight="normal" style:letter-kerning="false" style:font-name-asian="Times New Roman" style:font-weight-asian="normal" style:font-name-complex="Arial1" style:font-weight-complex="normal"/>
    </style:style>
    <style:style style:name="T20" style:family="text">
      <style:text-properties style:font-name="Garamond" fo:language="en" fo:country="US" fo:font-weight="normal" officeooo:rsid="00228710" style:letter-kerning="false" style:font-name-asian="Times New Roman" style:font-weight-asian="normal" style:font-name-complex="Arial1" style:font-weight-complex="normal"/>
    </style:style>
    <style:style style:name="T21" style:family="text">
      <style:text-properties style:font-name="Garamond" fo:language="en" fo:country="US" fo:font-weight="normal" officeooo:rsid="00236800" style:letter-kerning="false" style:font-name-asian="Times New Roman" style:font-weight-asian="normal" style:font-name-complex="Arial1" style:font-weight-complex="normal"/>
    </style:style>
    <style:style style:name="T22" style:family="text">
      <style:text-properties style:font-name="Garamond" fo:language="en" fo:country="US" fo:font-weight="normal" officeooo:rsid="00224db6" style:letter-kerning="false" style:font-name-asian="Times New Roman" style:font-weight-asian="normal" style:font-name-complex="Arial1" style:font-weight-complex="normal"/>
    </style:style>
    <style:style style:name="T23" style:family="text">
      <style:text-properties style:text-position="super 58%" style:font-name="Garamond" fo:language="en" fo:country="US" fo:font-weight="normal" officeooo:rsid="00228710" style:letter-kerning="false" style:font-name-asian="Times New Roman" style:font-weight-asian="normal" style:font-name-complex="Arial1" style:font-weight-complex="normal"/>
    </style:style>
    <style:style style:name="T24" style:family="text">
      <style:text-properties officeooo:rsid="00236800"/>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36800" style:font-weight-asian="normal" style:font-weight-complex="normal"/>
    </style:style>
    <style:style style:name="T28" style:family="text">
      <style:text-properties officeooo:rsid="0028416e"/>
    </style:style>
    <style:style style:name="T29" style:family="text">
      <style:text-properties officeooo:rsid="001c267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7"><text:span text:style-name="T6">Student-Trainee:</text:span><text:span text:style-name="T14"> </text:span><text:span text:style-name="T16">Florendo Cyrus Nathaniel P.</text:span><text:span text:style-name="T14"> </text:span><text:span text:style-name="T12"><text:s/></text:span><text:span text:style-name="T6">Course:</text:span><text:span text:style-name="T14"> </text:span><text:span text:style-name="T16">BSIS-NS-4A</text:span></text:p>
      <text:p text:style-name="P33"><text:span text:style-name="T6">Name of Company</text:span><text:span text:style-name="T7">­:</text:span><text:span text:style-name="T13"> </text:span><text:span text:style-name="T16">S.P. Madrid &amp; Associates</text:span></text:p>
      <text:p text:style-name="P33"><text:span text:style-name="T6">Address of Company: </text:span><text:span text:style-name="T14">5th Floor Tower 2, Parañaque Integrated Terminal Exchange, No.1 Kennedy Road, Barangay Tambo, Parañaque City </text:span></text:p>
      <text:p text:style-name="P33"><text:span text:style-name="T6">Period of Training: From:</text:span> <text:span text:style-name="T15">February 26, 2025</text:span><text:span text:style-name="T14"> </text:span><text:span text:style-name="T6">To:</text:span><text:span text:style-name="T12"> </text:span><text:span text:style-name="T15">May 30, 2025</text:span></text:p>
      <text:p text:style-name="P8"/>
      <text:list text:style-name="WWNum3">
        <text:list-item>
          <text:p text:style-name="P26"><text:span text:style-name="T6">Introduction (One paragraph only.) What is SIT all about?</text:span></text:p>
          <text:p text:style-name="P34"><text:span text:style-name="T8">SIT, or Supervised Industrial Training, is a program that provides us students the opportunity to experience hands-on the life of a professional, in a proper environment, and in a given amount of time. It aims to connect the knowledge you build from your university to the actual industry, allowing students like me to apply my foundational and theoretical knowledge, develop and improve essential workplace skills, while also be able to gain better understanding into the field we chose. SIT is not only a requirement like a project that you just need to finish, but it is more importantly an opportunity to prepare ourselves for the actual demands of the industry, more specifically for me, the IT industry.</text:span></text:p>
        </text:list-item>
      </text:list>
      <text:p text:style-name="P33"/>
      <text:list text:continue-numbering="true" text:style-name="WWNum3">
        <text:list-item>
          <text:p text:style-name="P35"><text:span text:style-name="T17">Job/s performed in the Company</text:span></text:p>
          <text:p text:style-name="P35"><text:span text:style-name="T8">My overall training done at S.P. Madrid &amp; Associates is actually very helpful, as I was able to experience many different parts of software development, such as being assigned to data handling, UI modification, debugging workflows, and constant participating in team meetings and project planning. Even with a low-</text:span><text:soft-page-break/><text:span text:style-name="T8">code setup, I was able to contribute to the front-end and back-end settings within the Bubble.io platform, helping improve app UI/UX, usability, while also doing quality assurance testing of various websites.</text:span></text:p>
        </text:list-item>
      </text:list>
      <text:p text:style-name="P25"/>
      <text:list text:continue-numbering="true" text:style-name="WWNum3">
        <text:list-item>
          <text:p text:style-name="P5">Experience earned in terms of:</text:p>
          <text:p text:style-name="P4"/>
        </text:list-item>
      </text:list>
      <text:list text:style-name="WWNum4">
        <text:list-item>
          <text:p text:style-name="P29"><text:span text:style-name="T17">Knowledge (Principles, Theories and Concepts) – State here the things learned in school that was applied in the job and that knowledge that was learned while undergoing the training.</text:span></text:p>
          <text:p text:style-name="P29"><text:span text:style-name="T22">During my internship, I was able to put to use some of the knowledge I learned in the university, such as being able to apply </text:span><text:span text:style-name="T20">the concepts of system design, data structures, and web development fundamentals mainly, as we designed and made a number of processes that has the database interacting with the front-end. I also encountered a different type of version control, with Bubble.io’s own merging process. Throughout the training, I expanded my understanding of no-code platforms, API and 3</text:span><text:span text:style-name="T23">rd</text:span><text:span text:style-name="T20"> party connections, and learned the software development life-cycle in an actual project environment.</text:span></text:p>
          <text:p text:style-name="P28"><text:span text:style-name="T17"/></text:p>
        </text:list-item>
        <text:list-item>
          <text:p text:style-name="P29"><text:span text:style-name="T17">Skills (Applied and Developed.)</text:span></text:p>
          <text:p text:style-name="P29"><text:span text:style-name="T21">Throughout my internship, I was able to apply various skills I have learned from the university to the actual work in the company. Not only was I able to apply them, I was also able to improve existing ones and develop new skills, some of which I will state below.</text:span></text:p>
        </text:list-item>
      </text:list>
      <text:p text:style-name="P30"><text:span text:style-name="T21"/></text:p>
      <text:list text:style-name="WWNum1">
        <text:list-item>
          <text:list>
            <text:list-item>
              <text:p text:style-name="P13"><text:soft-page-break/><text:span text:style-name="T25">Skills learned in school are useful in the job.</text:span></text:p>
            </text:list-item>
            <text:list-item>
              <text:p text:style-name="P13"><text:span text:style-name="T27">My background in HTML, CSS, JS, and front-end frameworks helped me understand the structure and behavior of Bubble.io much easier, using basically containers. Basic database concepts and knowledge of CRUD operations, most especially from my capstone project, proved to play a vital role in performing my assigned tasks with ease, or at least with the proper direction.</text:span></text:p>
            </text:list-item>
            <text:list-item>
              <text:p text:style-name="P6"/>
            </text:list-item>
            <text:list-item>
              <text:p text:style-name="P31"><text:span text:style-name="T17">Skills learned in the company while on training.</text:span></text:p>
            </text:list-item>
            <text:list-item>
              <text:p text:style-name="P18">I became familiar with the use of low code applications such as Bubble.io for developing web applications, learned how to organize workflows, use conditional formatting, and create responsive, easy to understand interfaces. I also was able to take part and improve my communication skills and problem-solving skills by collaborating with my team, and handling tasks under supervision</text:p>
            </text:list-item>
          </text:list>
        </text:list-item>
      </text:list>
      <text:p text:style-name="P38"/>
      <text:list text:continue-numbering="true" text:style-name="WWNum1">
        <text:list-item>
          <text:p text:style-name="P17"><text:span text:style-name="T25">Values (Learned and Applied.)</text:span><text:span text:style-name="T29"><text:line-break/></text:span><text:span text:style-name="T24">I learned the value of discipline, accountability, assurance, and being proactive in a work environment. Time management and consistency were also very essential in completing the daily tasks, as this has actual effect on the clients/users. I also learned better the importance of openness to feedback and the humility to take criticism and ask questions when unsure, as it is always better to ask now than to regret later.</text:span></text:p>
        </text:list-item>
      </text:list>
      <text:p text:style-name="P16"/>
      <text:list text:continue-numbering="true" text:style-name="WWNum1">
        <text:list-item>
          <text:p text:style-name="P37"><text:span text:style-name="T17">Human Relationship (Observed and Applied.)</text:span><text:span text:style-name="T6"><text:line-break/></text:span><text:span text:style-name="T9">I observed and experienced first-hand the importance of good teamwork, clear </text:span><text:soft-page-break/><text:span text:style-name="T9">communication, and mutual respect among colleagues of different positions. Everyone’s contribution was valued, even those in a different field from mine, whether it be HR, security, or maintenance, having a positive attitude made life easier. Collaboration was key in achieving daily and weekly goals, and by applying these lessons by being open, cooperative, asking for guidance wen needed, and giving feedback during discussions, I was able to grow in a way that helps me prepare for the industry.</text:span></text:p>
        </text:list-item>
      </text:list>
      <text:p text:style-name="P36"/>
      <text:p text:style-name="P7">IV.<text:tab/> Problems met while on training.</text:p>
      <text:list text:style-name="WWNum2">
        <text:list-item>
          <text:p text:style-name="P14">School related problems</text:p>
          <text:p text:style-name="P9"><text:span text:style-name="T28">Fortunately, there was no real school-related challenge as the communication from my SIT director and company HR were as smooth as I could have hoped. I would say that some challenges did occur such as having to organize and prepare for our capstones’ concerns while I had internship ongoing, making me have to be absent for some days to address said concerns.</text:span></text:p>
        </text:list-item>
      </text:list>
      <text:p text:style-name="P10"/>
      <text:list text:continue-numbering="true" text:style-name="WWNum2">
        <text:list-item>
          <text:p text:style-name="P15">Company-related problems.</text:p>
        </text:list-item>
      </text:list>
      <text:p text:style-name="P12">For the company, the only problem I had was adjusting first-hand at a work environment with new technologies, but this only took a few days before I got a good idea on how I will be operating on a day-to-day basis. Being with a classmate also helped in terms of having someone to talk to, while also debating and addressing some concerns. But since the people here are easy to approach, together with co-interns who helped the process be a lot smoother. As such, <text:soft-page-break/>company-related problems did not really appear, as the workload I received is I think fair.</text:p>
      <text:p text:style-name="P11"/>
      <text:p text:style-name="P32"><text:span text:style-name="T17">V. </text:span><text:span text:style-name="T6"><text:tab/></text:span><text:span text:style-name="T17">Suggestions and Recommendations (For the improvement of the curricula.)</text:span></text:p>
      <text:p text:style-name="P32"><text:span text:style-name="T6"><text:tab/></text:span><text:span text:style-name="T10">For the improvement of SIT, I would like it if there was </text:span><text:span text:style-name="T11">a way to make students take their internship at an earlier date, possibly having it start during the semester break, so the hours can be rendered in at an earlier rate allowing for better time management in terms of fixing other responsibilities such as Capstone/Thesis workloads. I believe this will prove to be helpful not only for the students but also the supervisors and directors as there would be more time to set things, while also allowing the students to experience the internship with less problems in mind.</text:span></text:p>
      <text:p text:style-name="P32"><text:span text:style-name="T17">VI. </text:span><text:span text:style-name="T6"><text:tab/></text:span><text:span text:style-name="T17">Documents/ Requirements</text:span></text:p>
      <text:list text:continue-numbering="true" text:style-name="WWNum2">
        <text:list-item>
          <text:list>
            <text:list-item>
              <text:p text:style-name="P20">IRJP Form for Daily Work Activities </text:p>
            </text:list-item>
            <text:list-item>
              <text:p text:style-name="P20">Daily Time Record </text:p>
            </text:list-item>
            <text:list-item>
              <text:p text:style-name="P20">Evaluation Sheet Record</text:p>
            </text:list-item>
            <text:list-item>
              <text:p text:style-name="P20">Certificate of Completion</text:p>
            </text:list-item>
          </text:list>
        </text:list-item>
      </text:list>
      <text:p text:style-name="P21"/>
      <text:p text:style-name="P19"><text:span text:style-name="T25">VII. <text:tab/>This narrative report should be typewritten w/ Training in Action (3 to 5 pcs. of photo), placed in clear book (short size), at least 20 to 25 pages and to be submitted immediately one week after the training.</text:spa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PH"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PH"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 loext:num-list-format="%2%"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3" loext:num-list-format="%3%"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ListLabel_20_4" loext:num-list-format="%4%"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ListLabel_20_5" loext:num-list-format="%5%"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ListLabel_20_6" loext:num-list-format="%6%"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ListLabel_20_7" loext:num-list-format="%7%"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ListLabel_20_8" loext:num-list-format="%8%"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ListLabel_20_9" loext:num-list-format="%9%" style:num-format="" text:start-value="0">
        <style:list-level-properties text:list-level-position-and-space-mode="label-alignment">
          <style:list-level-label-alignment text:label-followed-by="listtab" text:list-tab-stop-position="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9" loext:num-list-format="%2%"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30" loext:num-list-format="%3%"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ListLabel_20_31" loext:num-list-format="%4%"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ListLabel_20_32" loext:num-list-format="%5%"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ListLabel_20_33" loext:num-list-format="%6%"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ListLabel_20_34" loext:num-list-format="%7%"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ListLabel_20_35" loext:num-list-format="%8%"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ListLabel_20_36" loext:num-list-format="%9%" style:num-format="" text:start-value="0">
        <style:list-level-properties text:list-level-position-and-space-mode="label-alignment">
          <style:list-level-label-alignment text:label-followed-by="listtab" text:list-tab-stop-position="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17.565cm" fo:margin-top="0cm" fo:margin-bottom="0cm" table:align="center" style:writing-mode="lr-tb"/>
    </style:style>
    <style:style style:name="Table1.A" style:family="table-column">
      <style:table-column-properties style:column-width="2.228cm"/>
    </style:style>
    <style:style style:name="Table1.B" style:family="table-column">
      <style:table-column-properties style:column-width="10.347cm"/>
    </style:style>
    <style:style style:name="Table1.C" style:family="table-column">
      <style:table-column-properties style:column-width="2.237cm"/>
    </style:style>
    <style:style style:name="Table1.D" style:family="table-column">
      <style:table-column-properties style:column-width="2.753cm"/>
    </style:style>
    <style:style style:name="Table1.1" style:family="table-row">
      <style:table-row-properties style:min-row-height="0.538cm" fo:keep-together="auto"/>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MP1"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style:font-name="Garamond" fo:font-size="11pt" fo:language="en" fo:country="GB" style:letter-kerning="false" style:font-name-asian="Times New Roman" style:font-size-asian="11pt" style:language-asian="en" style:country-asian="US" style:font-name-complex="Times New Roman"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MP4" style:family="paragraph" style:parent-style-name="Standard">
      <style:paragraph-properties fo:margin-top="0cm" fo:margin-bottom="0cm" style:contextual-spacing="false" fo:line-height="100%" fo:text-align="start" style:justify-single-word="false" fo:orphans="2" fo:widows="2">
        <style:tab-stops>
          <style:tab-stop style:position="7.96cm" style:type="center"/>
          <style:tab-stop style:position="15.921cm" style:type="right"/>
        </style:tab-stops>
      </style:paragraph-properties>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MP5" style:family="paragraph" style:parent-style-name="Header">
      <style:text-properties officeooo:rsid="00224db6" officeooo:paragraph-rsid="00224db6"/>
    </style:style>
    <style:style style:name="MT1" style:family="text">
      <style:text-properties style:font-name="Garamond" style:font-name-asian="Times New Roman" style:font-name-complex="Times New Roman"/>
    </style:style>
    <style:style style:name="MT2" style:family="text">
      <style:text-properties style:font-name="Garamond" fo:font-weight="bold" style:font-name-asian="Times New Roman" style:font-weight-asian="bold" style:font-name-complex="Arial1"/>
    </style:style>
    <style:style style:name="MT3" style:family="text">
      <style:text-properties style:font-name="Garamond" fo:font-size="9pt" style:font-name-asian="Times New Roman" style:font-size-asian="9pt" style:font-name-complex="Arial1" style:font-size-complex="9pt"/>
    </style:style>
    <style:style style:name="MT4" style:family="text">
      <style:text-properties style:font-name="Garamond" fo:font-size="8pt" style:font-name-asian="Times New Roman" style:font-size-asian="8pt" style:font-name-complex="Arial1" style:font-size-complex="8pt"/>
    </style:style>
    <style:style style:name="MT5" style:family="text">
      <style:text-properties style:font-name="Garamond" style:font-name-asian="Times New Roman" style:font-name-complex="Arial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4" office:value-type="string">
              <text:p text:style-name="MP1" loext:marker-style-name="MT1"><draw:frame draw:style-name="Mfr1" draw:name="Picture 1876244033" text:anchor-type="char" svg:x="-0.166cm" svg:y="0.012cm" svg:width="2.006cm" svg:height="2.006cm" draw:z-index="6"><draw:image xlink:href="Pictures/10000001000000AE000000AE3670AC9B.png" xlink:type="simple" xlink:show="embed" xlink:actuate="onLoad" draw:mime-type="image/png"/><svg:desc>C:\Users\QA Admin.PLANNING-PC\Google Drive\Logos and Icons\TUP-LOGO.png</svg:desc></draw:frame></text:p>
              <text:p text:style-name="MP2" loext:marker-style-name="MT1"/>
              <text:p text:style-name="MP2" loext:marker-style-name="MT1"/>
            </table:table-cell>
            <table:table-cell table:style-name="Table1.B1" table:number-rows-spanned="4" office:value-type="string">
              <text:p text:style-name="MP3" loext:marker-style-name="MT2"><text:span text:style-name="MT2">TECHNOLOGICAL UNIVERSITY OF THE PHILIPPINES</text:span><text:span text:style-name="MT2"/></text:p>
              <text:p text:style-name="MP3" loext:marker-style-name="MT3"><text:span text:style-name="MT3">Ayala Blvd., Ermita, Manila, 1000, Philippines</text:span><text:span text:style-name="MT3"/></text:p>
              <text:p text:style-name="MP3" loext:marker-style-name="MT3"><text:span text:style-name="MT3">Tel No. +632-301-3001 local 204 | Fax No. +632-521-4063</text:span><text:span text:style-name="MT3"/></text:p>
              <text:p text:style-name="MP3" loext:marker-style-name="MT4"><text:span text:style-name="MT3">Email: irjp@tup.edu.ph | Website: www.tup.edu.ph</text:span><text:span text:style-name="MT4"/></text:p>
            </table:table-cell>
            <table:table-cell table:style-name="Table1.B1" office:value-type="string">
              <text:p text:style-name="MP4" loext:marker-style-name="MT4"><text:span text:style-name="MT4">Index No.</text:span><text:span text:style-name="MT4"/></text:p>
            </table:table-cell>
            <table:table-cell table:style-name="Table1.B1" office:value-type="string">
              <text:p text:style-name="MP4" loext:marker-style-name="MT4"><text:span text:style-name="MT4">F-IRJ-6.6-NRS</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Issue No.</text:span><text:span text:style-name="MT4"/></text:p>
            </table:table-cell>
            <table:table-cell table:style-name="Table1.B1" office:value-type="string">
              <text:p text:style-name="MP4" loext:marker-style-name="MT4"><text:span text:style-name="MT4">00</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Revision No.</text:span><text:span text:style-name="MT4"/></text:p>
            </table:table-cell>
            <table:table-cell table:style-name="Table1.B1" office:value-type="string">
              <text:p text:style-name="MP4" loext:marker-style-name="MT4"><text:span text:style-name="MT4">00</text:span><text:span text:style-name="MT4"/></text:p>
            </table:table-cell>
          </table:table-row>
          <table:table-row table:style-name="Table1.1">
            <table:covered-table-cell table:style-name="Table1.A1"/>
            <table:covered-table-cell table:style-name="Table1.A1"/>
            <table:table-cell table:style-name="Table1.B1" office:value-type="string">
              <text:p text:style-name="MP4" loext:marker-style-name="MT4"><text:span text:style-name="MT4">Date</text:span><text:span text:style-name="MT4"/></text:p>
            </table:table-cell>
            <table:table-cell table:style-name="Table1.B1" office:value-type="string">
              <text:p text:style-name="MP4" loext:marker-style-name="MT4"><text:span text:style-name="MT4">04242017</text:span><text:span text:style-name="MT4"/></text:p>
            </table:table-cell>
          </table:table-row>
          <table:table-row table:style-name="Table1.1">
            <table:table-cell table:style-name="Table1.B1" table:number-rows-spanned="2" office:value-type="string">
              <text:p text:style-name="MP4" loext:marker-style-name="MT5"><text:span text:style-name="MT5">VAA-IRJ</text:span><text:span text:style-name="MT5"/></text:p>
            </table:table-cell>
            <table:table-cell table:style-name="Table1.B1" table:number-rows-spanned="2" office:value-type="string">
              <text:p text:style-name="MP3" loext:marker-style-name="MT2"><text:span text:style-name="MT2">A Narrative Report on the </text:span><text:span text:style-name="MT2"/></text:p>
              <text:p text:style-name="MP3" loext:marker-style-name="MT2"><text:span text:style-name="MT2">Supervised Industrial Training (SIT) Program</text:span><text:span text:style-name="MT2"/></text:p>
            </table:table-cell>
            <table:table-cell table:style-name="Table1.B1" office:value-type="string">
              <text:p text:style-name="MP4" loext:marker-style-name="MT4"><text:span text:style-name="MT4">Page</text:span><text:span text:style-name="MT4"/></text:p>
            </table:table-cell>
            <table:table-cell table:style-name="Table1.B1" office:value-type="string">
              <text:p text:style-name="MP4" loext:marker-style-name="MT4"><text:span text:style-name="MT4"><text:page-number text:select-page="current">7</text:page-number></text:span><text:span text:style-name="MT4"><text:s/>/ 1</text:span></text:p>
            </table:table-cell>
          </table:table-row>
          <table:table-row table:style-name="Table1.1">
            <table:covered-table-cell table:style-name="Table1.B1"/>
            <table:covered-table-cell table:style-name="Table1.B1"/>
            <table:table-cell table:style-name="Table1.B1" office:value-type="string">
              <text:p text:style-name="MP4" loext:marker-style-name="MT4"><text:span text:style-name="MT4">QAC No.</text:span><text:span text:style-name="MT4"/></text:p>
            </table:table-cell>
            <table:table-cell table:style-name="Table1.B1" office:value-type="string">
              <text:p text:style-name="MP4" loext:marker-style-name="MT4"><text:span text:style-name="MT4">CC-07212017</text:span><text:span text:style-name="MT4"/></text:p>
            </table:table-cell>
          </table:table-row>
        </table:table>
        <text:p text:style-name="Header"/>
        <text:p text:style-name="MP5"/>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Kenneth Martinez</meta:initial-creator>
    <meta:editing-cycles>17</meta:editing-cycles>
    <meta:creation-date>2024-05-17T02:57:00</meta:creation-date>
    <dc:date>2025-05-23T16:14:02.313965293</dc:date>
    <meta:editing-duration>PT1H24M21S</meta:editing-duration>
    <meta:generator>LibreOffice/24.2.7.2$Linux_X86_64 LibreOffice_project/420$Build-2</meta:generator>
    <meta:document-statistic meta:table-count="1" meta:image-count="1" meta:object-count="0" meta:page-count="7" meta:paragraph-count="51" meta:word-count="1138" meta:character-count="7012" meta:non-whitespace-character-count="5927"/>
    <meta:user-defined meta:name="AppVersion">16.0000</meta:user-defined>
    <meta:user-defined meta:name="ContentTypeId">0x010100C255ABF6276C80459E4142F30A44D65C</meta:user-defined>
    <meta:template xlink:type="simple" xlink:actuate="onRequest" xlink:title="Normal" xlink:href=""/>
  </office:meta>
</office:document-meta>
</file>